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start" style:justify-single-word="false"/>
      <style:text-properties officeooo:rsid="00055301" officeooo:paragraph-rsid="00055301"/>
    </style:style>
    <style:style style:name="P3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10463c" officeooo:paragraph-rsid="0010463c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116ac3" officeooo:paragraph-rsid="00116ac3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officeooo:rsid="000b9700" officeooo:paragraph-rsid="000b9700"/>
    </style:style>
    <style:style style:name="P7" style:family="paragraph" style:parent-style-name="Standard">
      <style:paragraph-properties fo:text-align="center" style:justify-single-word="false"/>
      <style:text-properties officeooo:rsid="000c897f" officeooo:paragraph-rsid="000c897f"/>
    </style:style>
    <style:style style:name="P8" style:family="paragraph" style:parent-style-name="Standard">
      <style:paragraph-properties fo:text-align="start" style:justify-single-word="false"/>
      <style:text-properties officeooo:rsid="000c897f" officeooo:paragraph-rsid="000c897f"/>
    </style:style>
    <style:style style:name="P9" style:family="paragraph" style:parent-style-name="Standard">
      <style:paragraph-properties fo:text-align="start" style:justify-single-word="false"/>
      <style:text-properties officeooo:rsid="00060058" officeooo:paragraph-rsid="00055301"/>
    </style:style>
    <style:style style:name="P10" style:family="paragraph" style:parent-style-name="Standard">
      <style:paragraph-properties fo:text-align="start" style:justify-single-word="false"/>
      <style:text-properties fo:font-style="normal" officeooo:rsid="000e0af8" officeooo:paragraph-rsid="000e0af8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officeooo:rsid="000eb329" officeooo:paragraph-rsid="000eb329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1085ca" officeooo:paragraph-rsid="001085ca" style:font-style-asian="normal" style:font-style-complex="normal"/>
    </style:style>
    <style:style style:name="P13" style:family="paragraph" style:parent-style-name="Standard">
      <style:paragraph-properties fo:text-align="center" style:justify-single-word="false"/>
      <style:text-properties style:font-name="Liberation Serif1" officeooo:rsid="000c897f" officeooo:paragraph-rsid="000c897f"/>
    </style:style>
    <style:style style:name="P14" style:family="paragraph" style:parent-style-name="Standard">
      <style:paragraph-properties fo:text-align="start" style:justify-single-word="false"/>
      <style:text-properties fo:font-style="italic" officeooo:rsid="0009b48b" officeooo:paragraph-rsid="0009b48b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tyle="italic" officeooo:rsid="00116ac3" officeooo:paragraph-rsid="00116ac3" style:font-style-asian="italic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0eb329" officeooo:paragraph-rsid="000eb329" style:font-style-asian="normal" style:font-style-complex="normal"/>
    </style:style>
    <style:style style:name="P17" style:family="paragraph">
      <style:paragraph-properties fo:text-align="center"/>
    </style:style>
    <style:style style:name="P18" style:family="paragraph">
      <style:text-properties fo:font-size="8pt" style:font-size-asian="8pt" style:font-size-complex="8pt"/>
    </style:style>
    <style:style style:name="P19" style:family="paragraph">
      <style:text-properties fo:font-size="12pt"/>
    </style:style>
    <style:style style:name="P20" style:family="paragraph">
      <style:text-properties fo:font-size="10pt" style:font-size-asian="10pt" style:font-size-complex="10pt"/>
    </style:style>
    <style:style style:name="P21" style:family="paragraph">
      <style:paragraph-properties fo:text-align="center"/>
      <style:text-properties fo:font-size="12pt"/>
    </style:style>
    <style:style style:name="P2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text-position="sub 58%" style:font-name="Liberation Serif1"/>
    </style:style>
    <style:style style:name="T2" style:family="text">
      <style:text-properties officeooo:rsid="000c897f"/>
    </style:style>
    <style:style style:name="T3" style:family="text">
      <style:text-properties style:font-name="Liberation Serif1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.0201in" svg:stroke-color="#000000" draw:marker-start-width="0.2in" draw:marker-end-width="0.2in" draw:fill-color="#ffffff" draw:textarea-horizontal-align="justify" draw:textarea-vertical-align="middle" draw:auto-grow-height="false" fo:min-height="0in" fo:min-width="0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draw:marker-start="Arrow" draw:marker-start-width="0.0799in" draw:marker-end-width="0.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cccc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0000" draw:fill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201in" draw:marker-start-width="0.2in" draw:marker-end-width="0.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2">4</text:span>:</text:p>
      <text:p text:style-name="P7">Polarization of Light</text:p>
      <text:p text:style-name="P3">Background: </text:p>
      <text:p text:style-name="P8">Light is often described as an electromagnetic wave. <text:s/>Waves can be polarized – that is, the direction of their vibration can be controled. <text:s/>In this experiment, two polarizing filters are used to verify the relationship between the angle between two polarizers (<text:span text:style-name="T3">θ) and the intensity of the light before and after a polarizer. (I</text:span><text:span text:style-name="T1">1</text:span><text:span text:style-name="T3"> and I</text:span><text:span text:style-name="T1">2</text:span><text:span text:style-name="T3">). <text:s/>The equation to be verified is:</text:span></text:p>
      <text:p text:style-name="P13"><draw:frame draw:style-name="fr1" draw:name="Object1" text:anchor-type="as-char" svg:y="-0.172in" svg:width="0.9693in" svg:height="0.232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p text:style-name="P2"/>
      <text:p text:style-name="P14">Materials you will need:</text:p>
      <text:p text:style-name="P10">A light source (Mini Flashlight)</text:p>
      <text:p text:style-name="P10">Galvanometer</text:p>
      <text:p text:style-name="P10">Wires</text:p>
      <text:p text:style-name="P10">Dark enclosure with Photovoltaic Cell.</text:p>
      <text:p text:style-name="P11">Protractor</text:p>
      <text:p text:style-name="P11"/>
      <text:p text:style-name="P5">Experimental Setup:</text:p>
      <text:p text:style-name="P5"/>
      <text:p text:style-name="P5"/>
      <text:p text:style-name="P5"><draw:custom-shape text:anchor-type="paragraph" draw:z-index="7" draw:style-name="gr7" svg:width="0.1768in" svg:height="0.6205in" svg:x="0.8327in" svg:y="0.0118in"><text:p/><draw:enhanced-geometry svg:viewBox="0 0 21600 21600" draw:type="rectangle" draw:enhanced-path="M 0 0 L 21600 0 21600 21600 0 21600 0 0 Z N"/></draw:custom-shape></text:p>
      <text:p text:style-name="P5"><draw:frame text:anchor-type="paragraph" draw:z-index="8" draw:style-name="gr8" svg:width="0.8496in" svg:height="0.1925in" svg:x="1.0618in" svg:y="0.0902in"><draw:text-box><text:p>Flashlight</text:p></draw:text-box></draw:frame></text:p>
      <text:p text:style-name="P5"><draw:custom-shape text:anchor-type="paragraph" draw:z-index="6" draw:style-name="gr6" draw:text-style-name="P19" svg:width="0.2453in" svg:height="0.2835in" svg:x="0.7909in" svg:y="0.1165in"><text:p/>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<draw:equation draw:name="f0" draw:formula="$0 "/><draw:equation draw:name="f1" draw:formula="21600-$0 "/><draw:equation draw:name="f2" draw:formula="$0 -2700"/><draw:equation draw:name="f3" draw:formula="?f2 *5080/7425"/><draw:equation draw:name="f4" draw:formula="?f3 +2540"/><draw:equation draw:name="f5" draw:formula="10125-$0 "/><draw:equation draw:name="f6" draw:formula="?f5 *2120/7425"/><draw:equation draw:name="f7" draw:formula="?f6 +210"/><draw:equation draw:name="f8" draw:formula="10800+?f7 "/><draw:equation draw:name="f9" draw:formula="10800-?f7 "/><draw:equation draw:name="f10" draw:formula="(cos(45*(pi/180))*(0-10800)+sin(45*(pi/180))*(10800-10800))+10800"/><draw:equation draw:name="f11" draw:formula="-(sin(45*(pi/180))*(0-10800)-cos(45*(pi/180))*(10800-10800))+10800"/><draw:equation draw:name="f12" draw:formula="(cos(45*(pi/180))*(?f4 -10800)+sin(45*(pi/180))*(?f8 -10800))+10800"/><draw:equation draw:name="f13" draw:formula="-(sin(45*(pi/180))*(?f4 -10800)-cos(45*(pi/180))*(?f8 -10800))+10800"/><draw:equation draw:name="f14" draw:formula="(cos(45*(pi/180))*(?f4 -10800)+sin(45*(pi/180))*(?f9 -10800))+10800"/><draw:equation draw:name="f15" draw:formula="-(sin(45*(pi/180))*(?f4 -10800)-cos(45*(pi/180))*(?f9 -10800))+10800"/><draw:equation draw:name="f16" draw:formula="(cos(90*(pi/180))*(0-10800)+sin(90*(pi/180))*(10800-10800))+10800"/><draw:equation draw:name="f17" draw:formula="-(sin(90*(pi/180))*(0-10800)-cos(90*(pi/180))*(10800-10800))+10800"/><draw:equation draw:name="f18" draw:formula="(cos(90*(pi/180))*(?f4 -10800)+sin(90*(pi/180))*(?f8 -10800))+10800"/><draw:equation draw:name="f19" draw:formula="-(sin(90*(pi/180))*(?f4 -10800)-cos(90*(pi/180))*(?f8 -10800))+10800"/><draw:equation draw:name="f20" draw:formula="(cos(90*(pi/180))*(?f4 -10800)+sin(90*(pi/180))*(?f9 -10800))+10800"/><draw:equation draw:name="f21" draw:formula="-(sin(90*(pi/180))*(?f4 -10800)-cos(90*(pi/180))*(?f9 -10800))+10800"/><draw:equation draw:name="f22" draw:formula="(cos(135*(pi/180))*(0-10800)+sin(135*(pi/180))*(10800-10800))+10800"/><draw:equation draw:name="f23" draw:formula="-(sin(135*(pi/180))*(0-10800)-cos(135*(pi/180))*(10800-10800))+10800"/><draw:equation draw:name="f24" draw:formula="(cos(135*(pi/180))*(?f4 -10800)+sin(135*(pi/180))*(?f8 -10800))+10800"/><draw:equation draw:name="f25" draw:formula="-(sin(135*(pi/180))*(?f4 -10800)-cos(135*(pi/180))*(?f8 -10800))+10800"/><draw:equation draw:name="f26" draw:formula="(cos(135*(pi/180))*(?f4 -10800)+sin(135*(pi/180))*(?f9 -10800))+10800"/><draw:equation draw:name="f27" draw:formula="-(sin(135*(pi/180))*(?f4 -10800)-cos(135*(pi/180))*(?f9 -10800))+10800"/><draw:equation draw:name="f28" draw:formula="(cos(180*(pi/180))*(0-10800)+sin(180*(pi/180))*(10800-10800))+10800"/><draw:equation draw:name="f29" draw:formula="-(sin(180*(pi/180))*(0-10800)-cos(180*(pi/180))*(10800-10800))+10800"/><draw:equation draw:name="f30" draw:formula="(cos(180*(pi/180))*(?f4 -10800)+sin(180*(pi/180))*(?f8 -10800))+10800"/><draw:equation draw:name="f31" draw:formula="-(sin(180*(pi/180))*(?f4 -10800)-cos(180*(pi/180))*(?f8 -10800))+10800"/><draw:equation draw:name="f32" draw:formula="(cos(180*(pi/180))*(?f4 -10800)+sin(180*(pi/180))*(?f9 -10800))+10800"/><draw:equation draw:name="f33" draw:formula="-(sin(180*(pi/180))*(?f4 -10800)-cos(180*(pi/180))*(?f9 -10800))+10800"/><draw:equation draw:name="f34" draw:formula="(cos(225*(pi/180))*(0-10800)+sin(225*(pi/180))*(10800-10800))+10800"/><draw:equation draw:name="f35" draw:formula="-(sin(225*(pi/180))*(0-10800)-cos(225*(pi/180))*(10800-10800))+10800"/><draw:equation draw:name="f36" draw:formula="(cos(225*(pi/180))*(?f4 -10800)+sin(225*(pi/180))*(?f8 -10800))+10800"/><draw:equation draw:name="f37" draw:formula="-(sin(225*(pi/180))*(?f4 -10800)-cos(225*(pi/180))*(?f8 -10800))+10800"/><draw:equation draw:name="f38" draw:formula="(cos(225*(pi/180))*(?f4 -10800)+sin(225*(pi/180))*(?f9 -10800))+10800"/><draw:equation draw:name="f39" draw:formula="-(sin(225*(pi/180))*(?f4 -10800)-cos(225*(pi/180))*(?f9 -10800))+10800"/><draw:equation draw:name="f40" draw:formula="(cos(270*(pi/180))*(0-10800)+sin(270*(pi/180))*(10800-10800))+10800"/><draw:equation draw:name="f41" draw:formula="-(sin(270*(pi/180))*(0-10800)-cos(270*(pi/180))*(10800-10800))+10800"/><draw:equation draw:name="f42" draw:formula="(cos(270*(pi/180))*(?f4 -10800)+sin(270*(pi/180))*(?f8 -10800))+10800"/><draw:equation draw:name="f43" draw:formula="-(sin(270*(pi/180))*(?f4 -10800)-cos(270*(pi/180))*(?f8 -10800))+10800"/><draw:equation draw:name="f44" draw:formula="(cos(270*(pi/180))*(?f4 -10800)+sin(270*(pi/180))*(?f9 -10800))+10800"/><draw:equation draw:name="f45" draw:formula="-(sin(270*(pi/180))*(?f4 -10800)-cos(270*(pi/180))*(?f9 -10800))+10800"/><draw:equation draw:name="f46" draw:formula="(cos(315*(pi/180))*(0-10800)+sin(315*(pi/180))*(10800-10800))+10800"/><draw:equation draw:name="f47" draw:formula="-(sin(315*(pi/180))*(0-10800)-cos(315*(pi/180))*(10800-10800))+10800"/><draw:equation draw:name="f48" draw:formula="(cos(315*(pi/180))*(?f4 -10800)+sin(315*(pi/180))*(?f8 -10800))+10800"/><draw:equation draw:name="f49" draw:formula="-(sin(315*(pi/180))*(?f4 -10800)-cos(315*(pi/180))*(?f8 -10800))+10800"/><draw:equation draw:name="f50" draw:formula="(cos(315*(pi/180))*(?f4 -10800)+sin(315*(pi/180))*(?f9 -10800))+10800"/><draw:equation draw:name="f51" draw:formula="-(sin(315*(pi/180))*(?f4 -10800)-cos(315*(pi/180))*(?f9 -10800))+10800"/><draw:equation draw:name="f52" draw:formula="(cos(45*(pi/180))*($0 -10800)+sin(45*(pi/180))*(10800-10800))+10800"/><draw:equation draw:name="f53" draw:formula="(cos(225*(pi/180))*($0 -10800)+sin(225*(pi/180))*(10800-10800))+10800"/><draw:equation draw:name="f54" draw:formula="10800-$0 "/><draw:handle draw:handle-position="$0 10800" draw:handle-range-x-minimum="2700" draw:handle-range-x-maximum="10125"/></draw:enhanced-geometry></draw:custom-shape></text:p>
      <text:p text:style-name="P5"/>
      <text:p text:style-name="P5"/>
      <text:p text:style-name="P5"/>
      <text:p text:style-name="P5"><draw:custom-shape text:anchor-type="paragraph" draw:z-index="5" draw:style-name="gr5" draw:text-style-name="P20" svg:width="0.8862in" svg:height="0.3303in" svg:x="0.478in" svg:y="0.0819in"><text:p text:style-name="P19"><text:span text:style-name="T5">Polarizer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5"><draw:custom-shape text:anchor-type="paragraph" draw:z-index="11" draw:style-name="gr9" draw:text-style-name="P22" svg:width="0.9331in" svg:height="0.6933in" svg:x="3.4835in" svg:y="0.1799in"><text:p text:style-name="P17"><text:span text:style-name="T5">Galvanome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draw:custom-shape text:anchor-type="paragraph" draw:z-index="1" draw:style-name="gr1" draw:text-style-name="P17" svg:width="1.0524in" svg:height="0.9276in" svg:x="0.3327in" svg:y="0.1047in"><text:p text:style-name="P17">Enclosur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ellipse text:anchor-type="paragraph" draw:z-index="2" draw:style-name="gr2" draw:text-style-name="P17" svg:width="0.2343in" svg:height="0.0835in" svg:x="0.7701in" svg:y="0.0681in"><text:p/></draw:ellipse></text:p>
      <text:p text:style-name="P5"><draw:line text:anchor-type="paragraph" draw:z-index="3" draw:style-name="gr3" draw:text-style-name="P17" svg:x1="1.0307in" svg:y1="0.0689in" svg:x2="2.0724in" svg:y2="0.4264in"><text:p/></draw:line></text:p>
      <text:p text:style-name="P5"><draw:frame text:anchor-type="paragraph" draw:z-index="4" draw:style-name="gr4" draw:text-style-name="P18" svg:width="0.5685in" svg:height="0.2921in" svg:x="2.1138in" svg:y="0.1646in"><draw:text-box><text:p text:style-name="P18"><text:span text:style-name="T4">hole</text:span></text:p></draw:text-box></draw:frame></text:p>
      <text:p text:style-name="P11"><draw:path text:anchor-type="paragraph" draw:z-index="15" draw:style-name="gr10" draw:text-style-name="P17" svg:width="1.8791in" svg:height="0.4791in" svg:x="1.7752in" svg:y="0.0429in" svg:viewBox="0 0 4774 1218" svg:d="M0 489c136 5 273-9 409 14 143 23 307-16 438 53 132 70 280 63 409 132 143 76 287 132 437 212 150 79 249 186 397 264 134 71 272 51 409 53 140 2 286-7 424-40 144-36 278-110 411-186 132-76 262-154 397-224 123-64 261-107 397-132 128-24 266 39 396 26 138-13 295-172 239-331l-15-132v-133-65"><text:p/></draw:path><draw:path text:anchor-type="paragraph" draw:z-index="16" draw:style-name="gr10" draw:text-style-name="P17" svg:width="2.7173in" svg:height="4.2335in" draw:transform="rotate (-1.99176974237593) translate (4.57652946115012in 0.21517614730897in)" svg:viewBox="0 0 6903 10754" svg:d="M5018 10753c134 7 278-18 394-90 115-72 241-127 369-179 127-51 247-112 369-180 125-70 238-174 338-281 105-112 209-227 265-380 60-164 112-334 133-510 19-153 27-311-4-462-32-155-40-318-68-476-27-152-17-305-45-459-25-133-43-274-95-406-49-124-93-255-144-386-58-151-119-300-164-461-43-155-147-294-200-448-49-140-112-279-171-416-63-144-130-290-195-435-78-175-147-359-238-531-77-147-143-303-218-453-71-142-180-260-243-413-56-137-131-270-195-406-65-139-128-280-202-416-72-133-134-280-189-423-54-140-147-261-251-365-113-114-168-263-262-391-104-141-160-317-227-478-62-148-135-302-256-407-120-105-263-182-396-272-124-83-226-190-302-315-87-144-238-221-384-276-142-54-298-45-438-7-129 36-264 70-368 149-127 97-164 273-254 404-76 111-224 170-374 167-142-2-277 68-402 138-116 65-238 120-368 149l-121 54-104 91-8 47"><text:p/></draw:path></text:p>
      <text:p text:style-name="P11"><draw:custom-shape text:anchor-type="paragraph" draw:z-index="9" draw:style-name="gr9" draw:text-style-name="P21" svg:width="0.5587in" svg:height="0.085in" svg:x="0.572in" svg:y="0.1484in"><text:p text:style-name="P21"/><draw:enhanced-geometry svg:viewBox="0 0 21600 21600" draw:type="rectangle" draw:enhanced-path="M 0 0 L 21600 0 21600 21600 0 21600 0 0 Z N"/></draw:custom-shape><draw:line text:anchor-type="paragraph" draw:z-index="12" draw:style-name="gr10" draw:text-style-name="P17" svg:x1="1.1307in" svg:y1="0.1902in" svg:x2="1.7752in" svg:y2="0.0492in"><text:p/></draw:line><draw:line text:anchor-type="paragraph" draw:z-index="13" draw:style-name="gr10" draw:text-style-name="P17" svg:x1="-0.1in" svg:y1="0.1016in" svg:x2="0.6134in" svg:y2="0.2in"><text:p/></draw:line></text:p>
      <text:p text:style-name="P11"><draw:line text:anchor-type="paragraph" draw:z-index="10" draw:style-name="gr3" draw:text-style-name="P17" svg:x1="0.9055in" svg:y1="0.0417in" svg:x2="0.9055in" svg:y2="0.2709in"><text:p/></draw:line></text:p>
      <text:p text:style-name="P11"><draw:frame text:anchor-type="paragraph" draw:z-index="14" draw:style-name="gr4" draw:text-style-name="P18" svg:width="0.5685in" svg:height="0.2921in" svg:x="0.8118in" svg:y="0.1165in"><draw:text-box><text:p text:style-name="P18"><text:span text:style-name="T4">Photovoltaic </text:span></text:p><text:p text:style-name="P18"><text:span text:style-name="T4">Cell</text:span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4">Procedure:</text:p>
      <text:p text:style-name="P12"/>
      <text:p text:style-name="P10"><text:line-break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5-01-20T07:29:04.647975243</dc:date>
    <dc:creator>Jonas Williamson</dc:creator>
    <meta:editing-duration>PT13M20S</meta:editing-duration>
    <meta:editing-cycles>13</meta:editing-cycles>
    <meta:generator>LibreOffice/4.2.8.2$Linux_X86_64 LibreOffice_project/420$Build-2</meta:generator>
    <meta:document-statistic meta:table-count="0" meta:image-count="0" meta:object-count="1" meta:page-count="1" meta:paragraph-count="14" meta:word-count="87" meta:character-count="567" meta:non-whitespace-character-count="486"/>
  </office:meta>
</office:document-meta>
</file>

<file path=Object 1/content.xml><?xml version="1.0" encoding="utf-8"?>
<math xmlns="http://www.w3.org/1998/Math/MathML" display="block">
  <semantics>
    <mrow>
      <mrow>
        <msub>
          <mi>I</mi>
          <mn>2</mn>
        </msub>
        <mo stretchy="false">=</mo>
        <msub>
          <mi>I</mi>
          <mn>1</mn>
        </msub>
      </mrow>
      <msup>
        <mi>sin</mi>
        <mn>2</mn>
      </msup>
      <mrow>
        <mo fence="true" stretchy="false">(</mo>
        <mrow>
          <mi>θ</mi>
        </mrow>
        <mo fence="true" stretchy="false">)</mo>
      </mrow>
    </mrow>
    <annotation encoding="StarMath 5.0">I sub 2 = I sub 1 sin^2( θ )</annotation>
  </semantics>
</math>
</file>